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3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5" style:family="paragraph" style:parent-style-name="Standard">
      <style:paragraph-properties style:line-height-at-least="0.582cm"/>
    </style:style>
    <style:style style:name="P16" style:family="paragraph" style:parent-style-name="Standard">
      <style:text-properties officeooo:rsid="0029999e" officeooo:paragraph-rsid="0029999e"/>
    </style:style>
    <style:style style:name="P17" style:family="paragraph" style:parent-style-name="Standard">
      <style:text-properties officeooo:rsid="002aec51" officeooo:paragraph-rsid="002aec51"/>
    </style:style>
    <style:style style:name="P18" style:family="paragraph" style:parent-style-name="Standard">
      <style:text-properties officeooo:rsid="002bc2ae" officeooo:paragraph-rsid="002bc2ae"/>
    </style:style>
    <style:style style:name="P19" style:family="paragraph" style:parent-style-name="Standard">
      <style:text-properties officeooo:rsid="002daff4" officeooo:paragraph-rsid="002daff4"/>
    </style:style>
    <style:style style:name="P20" style:family="paragraph" style:parent-style-name="Standard">
      <style:text-properties officeooo:rsid="002e8dc5" officeooo:paragraph-rsid="002e8dc5"/>
    </style:style>
    <style:style style:name="P21" style:family="paragraph" style:parent-style-name="Standard">
      <style:text-properties officeooo:rsid="002f9581" officeooo:paragraph-rsid="002f9581"/>
    </style:style>
    <style:style style:name="P22" style:family="paragraph" style:parent-style-name="Standard">
      <style:text-properties officeooo:rsid="0032812f" officeooo:paragraph-rsid="0032812f"/>
    </style:style>
    <style:style style:name="P23" style:family="paragraph" style:parent-style-name="Standard">
      <style:text-properties officeooo:rsid="00331a15" officeooo:paragraph-rsid="00331a15"/>
    </style:style>
    <style:style style:name="P24" style:family="paragraph" style:parent-style-name="Standard">
      <style:text-properties officeooo:rsid="00353904" officeooo:paragraph-rsid="00353904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36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7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3" style:family="paragraph" style:parent-style-name="Standard">
      <style:text-properties officeooo:rsid="0040d1c3" officeooo:paragraph-rsid="0040d1c3"/>
    </style:style>
    <style:style style:name="P44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46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47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6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5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0">template</text:p>
      <text:p text:style-name="P13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5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2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5"/>
      <text:p text:style-name="P12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7">to go to any file in browser dev options or in vs code</text:p>
      <text:p text:style-name="P8"/>
      <text:p text:style-name="P8"/>
      <text:p text:style-name="P18">Directives</text:p>
      <text:p text:style-name="P18"/>
      <text:p text:style-name="P18">Directives are use to change behavior and appearance of DOM element</text:p>
      <text:p text:style-name="P18">Directives can implement all life cycle hooks</text:p>
      <text:p text:style-name="P18">Directives can not have template</text:p>
      <text:p text:style-name="P18"/>
      <text:p text:style-name="P21">Types of Directives</text:p>
      <text:p text:style-name="P21"/>
      <text:p text:style-name="P19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1">Attribute directives – <text:span text:style-name="T10">mostly used</text:span></text:p>
      <text:p text:style-name="P21"/>
      <text:p text:style-name="P14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2">Builtin Directives</text:p>
      <text:p text:style-name="P22"/>
      <text:p text:style-name="P22">structural-</text:p>
      <text:p text:style-name="P22">*ngIf</text:p>
      <text:p text:style-name="P22">*ngFor</text:p>
      <text:p text:style-name="P22">*ngSwitch</text:p>
      <text:p text:style-name="P22"/>
      <text:p text:style-name="P22">attribute-</text:p>
      <text:p text:style-name="P22">ngClass</text:p>
      <text:p text:style-name="P22">ngStyle</text:p>
      <text:p text:style-name="P22"/>
      <text:p text:style-name="P23"/>
      <text:p text:style-name="P24">Pipes</text:p>
      <text:p text:style-name="P24"/>
      <text:p text:style-name="P24">Pipes used for data transformation.</text:p>
      <text:p text:style-name="P24">Pipes don’t change actual object.</text:p>
      <text:p text:style-name="P24"/>
      <text:p text:style-name="P24">Builtin pipes</text:p>
      <text:p text:style-name="P24"/>
      <text:p text:style-name="P24">date</text:p>
      <text:p text:style-name="P24">uppercase</text:p>
      <text:p text:style-name="P24">lowercase</text:p>
      <text:p text:style-name="P24">titlecase</text:p>
      <text:p text:style-name="P24">currency</text:p>
      <text:p text:style-name="P24">number/decimal</text:p>
      <text:p text:style-name="P24">percent</text:p>
      <text:p text:style-name="P24">json</text:p>
      <text:p text:style-name="P24">slice</text:p>
      <text:p text:style-name="P24">async</text:p>
      <text:p text:style-name="P24"/>
      <text:p text:style-name="P24"/>
      <text:p text:style-name="P24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43">ngAfterContentInit</text:p>
      <text:p text:style-name="P43">ngAfterContentChecked</text:p>
      <text:p text:style-name="P43">ngAfterViewInit</text:p>
      <text:p text:style-name="P43">ngAfterViewChecked</text:p>
      <text:p text:style-name="P43">ngOnDestroy</text:p>
      <text:p text:style-name="P43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44">The change-detection strategy to use for this component.</text:p>
      <text:p text:style-name="P45">When a component is instantiated, Angular creates a change detector, which is responsible for propagating the component's bindings. The strategy is one of:</text:p>
      <text:list text:style-name="L1">
        <text:list-item>
          <text:p text:style-name="P46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47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4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6">this will get called for any event which is triggered in current page.</text:p>
      <text:p text:style-name="P37">Do not use ngDoCheck and ngOnChanges on same component as they will be doing exact same thing.</text:p>
      <text:p text:style-name="P38"/>
      <text:p text:style-name="P38"/>
      <text:p text:style-name="P39">ngAfterViewInit</text:p>
      <text:p text:style-name="P39"/>
      <text:p text:style-name="P40">ngOnInit triggers when component is initialized but it doesn’t mean all child components are initialized and ready to use.</text:p>
      <text:p text:style-name="P40">ngAfterViewInit triggers when its view is initialized and this meand all child components are initialized and ready to use.</text:p>
      <text:p text:style-name="P40"/>
      <text:p text:style-name="P40"/>
      <text:p text:style-name="P41">ng-template</text:p>
      <text:p text:style-name="P41"/>
      <text:p text:style-name="P41">It will not render anything by its own.</text:p>
      <text:p text:style-name="P41">It used for rendering components dynamically</text:p>
      <text:p text:style-name="P41"/>
      <text:p text:style-name="P41"/>
      <text:p text:style-name="P35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1"/>
      <text:p text:style-name="P42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19T18:09:54.461552112</dc:date>
    <meta:editing-duration>PT10H12M56S</meta:editing-duration>
    <meta:editing-cycles>36</meta:editing-cycles>
    <meta:generator>LibreOffice/7.4.7.2$Linux_X86_64 LibreOffice_project/40$Build-2</meta:generator>
    <meta:document-statistic meta:table-count="0" meta:image-count="0" meta:object-count="0" meta:page-count="5" meta:paragraph-count="134" meta:word-count="723" meta:character-count="4789" meta:non-whitespace-character-count="4182"/>
  </office:meta>
</office:document-meta>
</file>